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7771in" fo:margin-left="-0.5583in" fo:margin-right="-0.5257in" table:align="margins"/>
    </style:style>
    <style:style style:name="Table1.A" style:family="table-column">
      <style:table-column-properties style:column-width="1.4479in" style:rel-column-width="2085*"/>
    </style:style>
    <style:style style:name="Table1.B" style:family="table-column">
      <style:table-column-properties style:column-width="0.1458in" style:rel-column-width="210*"/>
    </style:style>
    <style:style style:name="Table1.C" style:family="table-column">
      <style:table-column-properties style:column-width="6.1833in" style:rel-column-width="8904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7917in" fo:margin-left="-0.5479in" fo:margin-right="-0.5507in" table:align="margins"/>
    </style:style>
    <style:style style:name="Table2.A" style:family="table-column">
      <style:table-column-properties style:column-width="0.4167in" style:rel-column-width="3504*"/>
    </style:style>
    <style:style style:name="Table2.B" style:family="table-column">
      <style:table-column-properties style:column-width="1.0208in" style:rel-column-width="8586*"/>
    </style:style>
    <style:style style:name="Table2.C" style:family="table-column">
      <style:table-column-properties style:column-width="0.8542in" style:rel-column-width="7184*"/>
    </style:style>
    <style:style style:name="Table2.D" style:family="table-column">
      <style:table-column-properties style:column-width="1.1146in" style:rel-column-width="9374*"/>
    </style:style>
    <style:style style:name="Table2.E" style:family="table-column">
      <style:table-column-properties style:column-width="0.9167in" style:rel-column-width="7709*"/>
    </style:style>
    <style:style style:name="Table2.F" style:family="table-column">
      <style:table-column-properties style:column-width="1.0521in" style:rel-column-width="8848*"/>
    </style:style>
    <style:style style:name="Table2.G" style:family="table-column">
      <style:table-column-properties style:column-width="1.2292in" style:rel-column-width="10338*"/>
    </style:style>
    <style:style style:name="Table2.H" style:family="table-column">
      <style:table-column-properties style:column-width="1.1882in" style:rel-column-width="9992*"/>
    </style:style>
    <style:style style:name="Table2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2.H1" style:family="table-cell">
      <style:table-cell-properties fo:padding="0.0382in" fo:border="0.0139in solid #000000"/>
    </style:style>
    <style:style style:name="Table2.A2" style:family="table-cell">
      <style:table-cell-properties fo:padding="0.0382in" fo:border-left="0.0139in solid #000000" fo:border-right="none" fo:border-top="none" fo:border-bottom="0.0139in solid #000000"/>
    </style:style>
    <style:style style:name="Table2.H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 style:list-style-name="L1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IERARCY HISTORY LIST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"/>
          </table:table-cell>
        </table:table-row>
      </table:table>
      <text:p text:style-name="P6"/>
      <text:p text:style-name="P1"><text:drop-down text:name=""><text:label text:current-selected="true" text:value="|-.employee.-|"/><text:label text:value="[[ repeatIn(objects,'employee') ]]"/>|-.employee.-|</text:drop-dow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ama Karyaw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<text:drop-down text:name=""><text:label text:current-selected="true" text:value="name"/><text:label text:value="[[ employee.name ]]"/>name</text:drop-down></text:p>
          </table:table-cell>
        </table:table-row>
        <table:table-row>
          <table:table-cell table:style-name="Table1.A1" office:value-type="string">
            <text:p text:style-name="P2">Nik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<text:drop-down text:name=""><text:label text:current-selected="true" text:value="nik"/><text:label text:value="[[ employee.nik ]]"/>nik</text:drop-dow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">No</text:p>
          </table:table-cell>
          <table:table-cell table:style-name="Table2.A1" office:value-type="string">
            <text:p text:style-name="P3">Tanggal</text:p>
          </table:table-cell>
          <table:table-cell table:style-name="Table2.A1" office:value-type="string">
            <text:p text:style-name="P3">A/NA</text:p>
          </table:table-cell>
          <table:table-cell table:style-name="Table2.A1" office:value-type="string">
            <text:p text:style-name="P3">Status</text:p>
          </table:table-cell>
          <table:table-cell table:style-name="Table2.A1" office:value-type="string">
            <text:p text:style-name="P3">Gol</text:p>
          </table:table-cell>
          <table:table-cell table:style-name="Table2.A1" office:value-type="string">
            <text:p text:style-name="P3">Jabatan</text:p>
          </table:table-cell>
          <table:table-cell table:style-name="Table2.A1" office:value-type="string">
            <text:p text:style-name="P3">Department</text:p>
          </table:table-cell>
          <table:table-cell table:style-name="Table2.H1" office:value-type="string">
            <text:p text:style-name="P3">Lokasi</text:p>
          </table:table-cell>
        </table:table-row>
        <table:table-row>
          <table:table-cell table:style-name="Table2.A2" office:value-type="string">
            <text:list xml:id="list92795430013852094" text:style-name="L1">
              <text:list-item>
                <text:p text:style-name="P4"/>
              </text:list-item>
            </text:list>
          </table:table-cell>
          <table:table-cell table:style-name="Table2.A2" office:value-type="string">
            <text:p text:style-name="P2"><text:drop-down text:name=""><text:label text:current-selected="true" text:value="2014-04-25"/><text:label text:value="[[ hierarcy_history.tgl ]]"/>2014-04-25</text:drop-down></text:p>
          </table:table-cell>
          <table:table-cell table:style-name="Table2.A2" office:value-type="string">
            <text:p text:style-name="P2"><text:drop-down text:name=""><text:label text:current-selected="true" text:value="aktif"/><text:label text:value="[[ hierarcy_history.status_karyawan ]]"/>aktif</text:drop-down></text:p>
          </table:table-cell>
          <table:table-cell table:style-name="Table2.A2" office:value-type="string">
            <text:p text:style-name="P3"><text:drop-down text:name=""><text:label text:current-selected="true" text:value="|-.Hieracy History.-|"/><text:label text:value="[[ repeatIn(employee.hierarcy_history,'hierarcy_history') ]]"/>|-.Hieracy History.-|</text:drop-down><text:drop-down text:name=""><text:label text:current-selected="true" text:value="Worker"/><text:label text:value="[[ hierarcy_history.status_kerja ]]"/>Worker</text:drop-down></text:p>
          </table:table-cell>
          <table:table-cell table:style-name="Table2.A2" office:value-type="string">
            <text:p text:style-name="P2"><text:drop-down text:name=""><text:label text:current-selected="true" text:value="LEVEL IA"/><text:label text:value="[[ hierarcy_history.golongan.name ]]"/>LEVEL IA</text:drop-down></text:p>
          </table:table-cell>
          <table:table-cell table:style-name="Table2.A2" office:value-type="string">
            <text:p text:style-name="P2"><text:drop-down text:name=""><text:label text:current-selected="true" text:value="admin"/><text:label text:value="[[ hierarcy_history.jabatan.name ]]"/>admin</text:drop-down></text:p>
          </table:table-cell>
          <table:table-cell table:style-name="Table2.A2" office:value-type="string">
            <text:p text:style-name="P2"><text:drop-down text:name=""><text:label text:current-selected="true" text:value="IT"/><text:label text:value="[[ hierarcy_history.dept_track.name ]]"/>IT</text:drop-down></text:p>
          </table:table-cell>
          <table:table-cell table:style-name="Table2.H2" office:value-type="string">
            <text:p text:style-name="P2"><text:drop-down text:name=""><text:label text:current-selected="true" text:value="proyek"/><text:label text:value="[[ hierarcy_history.lokasi ]]"/>proyek</text:drop-dow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Linux OpenOffice.org_project/400m3$Build-9702</meta:generator>
    <meta:creation-date>2014-04-28T11:25:54</meta:creation-date>
    <dc:date>2014-04-28T16:36:12</dc:date>
    <meta:editing-cycles>34</meta:editing-cycles>
    <meta:editing-duration>PT58M44S</meta:editing-duration>
    <meta:document-statistic meta:table-count="3" meta:image-count="0" meta:object-count="0" meta:page-count="1" meta:paragraph-count="23" meta:word-count="28" meta:character-count="168"/>
    <meta:user-defined meta:name="Info 1">http://localhost:8069</meta:user-defined>
    <meta:user-defined meta:name="Info 2">admin</meta:user-defined>
    <meta:user-defined meta:name="Info 3">459</meta:user-defined>
    <meta:user-defined meta:name="Info 4">hr.employee</meta:user-defined>
  </office:meta>
</office:document-meta>
</file>